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5.65cm"/>
    </style:style>
    <style:style style:name="co12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36cm"/>
    </style:style>
    <style:style style:name="co14" style:family="table-column">
      <style:table-column-properties fo:break-before="auto" style:column-width="6.625cm"/>
    </style:style>
    <style:style style:name="co15" style:family="table-column">
      <style:table-column-properties fo:break-before="auto" style:column-width="4.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207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2.99cm"/>
    </style:style>
    <style:style style:name="co20" style:family="table-column">
      <style:table-column-properties fo:break-before="auto" style:column-width="3.607cm"/>
    </style:style>
    <style:style style:name="co21" style:family="table-column">
      <style:table-column-properties fo:break-before="auto" style:column-width="1.219cm"/>
    </style:style>
    <style:style style:name="co22" style:family="table-column">
      <style:table-column-properties fo:break-before="auto" style:column-width="4.664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764cm"/>
    </style:style>
    <style:style style:name="co25" style:family="table-column">
      <style:table-column-properties fo:break-before="auto" style:column-width="3.948cm"/>
    </style:style>
    <style:style style:name="co26" style:family="table-column">
      <style:table-column-properties fo:break-before="auto" style:column-width="5.14cm"/>
    </style:style>
    <style:style style:name="co27" style:family="table-column">
      <style:table-column-properties fo:break-before="auto" style:column-width="15.522cm"/>
    </style:style>
    <style:style style:name="co28" style:family="table-column">
      <style:table-column-properties fo:break-before="auto" style:column-width="2.859cm"/>
    </style:style>
    <style:style style:name="co29" style:family="table-column">
      <style:table-column-properties fo:break-before="auto" style:column-width="10.0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7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74" style:family="table-cell" style:parent-style-name="Pivot_20_Table_20_Category" style:data-style-name="N0">
      <style:table-cell-properties fo:border="non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ccffcc"/>
    </style:style>
    <style:style style:name="ce5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Noto Sans CJK SC Regular" style:font-name-complex="FreeSans"/>
    </style:style>
    <style:style style:name="ce60" style:family="table-cell" style:parent-style-name="Default" style:data-style-name="N100"/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7" style:family="table-cell" style:parent-style-name="Pivot_20_Table_20_Category" style:data-style-name="N0">
      <style:table-cell-properties fo:border="none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Sampl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2" table:default-cell-style-name="ce60"/>
        <table:table-column table:style-name="co9" table:number-columns-repeated="42" table:default-cell-style-name="Default"/>
        <table:table-row table:style-name="ro1">
          <table:table-cell table:style-name="ce57" office:value-type="string" calcext:value-type="string">
            <text:p>index</text:p>
          </table:table-cell>
          <table:table-cell table:style-name="ce57" office:value-type="string" calcext:value-type="string">
            <text:p>cell_type</text:p>
          </table:table-cell>
          <table:table-cell table:style-name="ce57" office:value-type="string" calcext:value-type="string">
            <text:p>category</text:p>
          </table:table-cell>
          <table:table-cell table:style-name="ce58" office:value-type="string" calcext:value-type="string">
            <text:p>target_cell_type</text:p>
          </table:table-cell>
          <table:table-cell table:style-name="ce57" office:value-type="string" calcext:value-type="string">
            <text:p>general_cell_type</text:p>
          </table:table-cell>
          <table:table-cell table:style-name="ce58" office:value-type="string" calcext:value-type="string">
            <text:p>parental_cell_type</text:p>
          </table:table-cell>
          <table:table-cell table:style-name="ce57" office:value-type="string" calcext:value-type="string">
            <text:p>donor_tissue</text:p>
          </table:table-cell>
          <table:table-cell office:value-type="string" calcext:value-type="string">
            <text:p>CellType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rogenitor cell typ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RR_accession</text:p>
          </table:table-cell>
          <table:table-cell office:value-type="string" calcext:value-type="string">
            <text:p>QC_summary</text:p>
          </table:table-cell>
          <table:table-cell office:value-type="string" calcext:value-type="string">
            <text:p>SRX_accession</text:p>
          </table:table-cell>
          <table:table-cell office:value-type="string" calcext:value-type="string">
            <text:p>SRS_accession</text:p>
          </table:table-cell>
          <table:table-cell office:value-type="string" calcext:value-type="string">
            <text:p>SRP_accession</text:p>
          </table:table-cell>
          <table:table-cell office:value-type="string" calcext:value-type="string">
            <text:p>GSE_accession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SampleName</text:p>
          </table:table-cell>
          <table:table-cell table:style-name="Default" office:value-type="string" calcext:value-type="string">
            <text:p>ReleaseDate</text:p>
          </table:table-cell>
          <table:table-cell table:style-name="Default" office:value-type="string" calcext:value-type="string">
            <text:p>LoadDate</text:p>
          </table:table-cell>
          <table:table-cell office:value-type="string" calcext:value-type="string">
            <text:p>spots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spots_with_mates</text:p>
          </table:table-cell>
          <table:table-cell office:value-type="string" calcext:value-type="string">
            <text:p>avgLength</text:p>
          </table:table-cell>
          <table:table-cell office:value-type="string" calcext:value-type="string">
            <text:p>size_MB</text:p>
          </table:table-cell>
          <table:table-cell office:value-type="string" calcext:value-type="string">
            <text:p>AssemblyName</text:p>
          </table:table-cell>
          <table:table-cell office:value-type="string" calcext:value-type="string">
            <text:p>download_path</text:p>
          </table:table-cell>
          <table:table-cell office:value-type="string" calcext:value-type="string">
            <text:p>LibraryName</text:p>
          </table:table-cell>
          <table:table-cell office:value-type="string" calcext:value-type="string">
            <text:p>LibraryStrategy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InsertSize</text:p>
          </table:table-cell>
          <table:table-cell office:value-type="string" calcext:value-type="string">
            <text:p>InsertDev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RAStudy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Study_Pubmed_id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SampleType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g1k_pop_cod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1k_analysis_group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Affection_Status</text:p>
          </table:table-cell>
          <table:table-cell office:value-type="string" calcext:value-type="string">
            <text:p>Analyte_Type</text:p>
          </table:table-cell>
          <table:table-cell office:value-type="string" calcext:value-type="string">
            <text:p>Histological_Type</text:p>
          </table:table-cell>
          <table:table-cell office:value-type="string" calcext:value-type="string">
            <text:p>Body_Site</text:p>
          </table:table-cell>
          <table:table-cell office:value-type="string" calcext:value-type="string">
            <text:p>CenterNam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dbgap_study_accession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RunHash</text:p>
          </table:table-cell>
          <table:table-cell office:value-type="string" calcext:value-type="string">
            <text:p>Read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RPE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untreated</text:p>
          </table:table-cell>
          <table:table-cell office:value-type="string" calcext:value-type="string">
            <text:p>SRR17838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RX955743</text:p>
          </table:table-cell>
          <table:table-cell office:value-type="string" calcext:value-type="string">
            <text:p>SRS873539</text:p>
          </table:table-cell>
          <table:table-cell office:value-type="string" calcext:value-type="string">
            <text:p>SRP053034</text:p>
          </table:table-cell>
          <table:table-cell office:value-type="string" calcext:value-type="string">
            <text:p>Quiescent RPE-1 cells, untreated</text:p>
          </table:table-cell>
          <table:table-cell table:number-columns-repeated="2"/>
          <table:table-cell office:value-type="string" calcext:value-type="string">
            <text:p>Quiescent RPE-1 cells, untreated</text:p>
          </table:table-cell>
          <table:table-cell office:value-type="string" calcext:value-type="string">
            <text:p>2015-02-04 13:46:25</text:p>
          </table:table-cell>
          <table:table-cell office:value-type="string" calcext:value-type="string">
            <text:p>2015-02-04 13:39:37</text:p>
          </table:table-cell>
          <table:table-cell office:value-type="float" office:value="43701884" calcext:value-type="float">
            <text:p>43701884</text:p>
          </table:table-cell>
          <table:table-cell office:value-type="float" office:value="8827780568" calcext:value-type="float">
            <text:p>8827780568</text:p>
          </table:table-cell>
          <table:table-cell office:value-type="float" office:value="43701884" calcext:value-type="float">
            <text:p>43701884</text:p>
          </table:table-cell>
          <table:table-cell office:value-type="float" office:value="202" calcext:value-type="float">
            <text:p>202</text:p>
          </table:table-cell>
          <table:table-cell office:value-type="float" office:value="4764" calcext:value-type="float">
            <text:p>4764</text:p>
          </table:table-cell>
          <table:table-cell/>
          <table:table-cell office:value-type="string" calcext:value-type="string">
            <text:p>https://sra-downloadb.be-md.ncbi.nlm.nih.gov/sos1/sra-pub-run-2/SRR1783834/SRR1783834.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053034</text:p>
          </table:table-cell>
          <table:table-cell office:value-type="string" calcext:value-type="string">
            <text:p>PRJNA274213</text:p>
          </table:table-cell>
          <table:table-cell office:value-type="string" calcext:value-type="string">
            <text:p>NA</text:p>
          </table:table-cell>
          <table:table-cell office:value-type="float" office:value="274213" calcext:value-type="float">
            <text:p>274213</text:p>
          </table:table-cell>
          <table:table-cell office:value-type="string" calcext:value-type="string">
            <text:p>SRS873539</text:p>
          </table:table-cell>
          <table:table-cell office:value-type="string" calcext:value-type="string">
            <text:p>SAMN03406650</text:p>
          </table:table-cell>
          <table:table-cell office:value-type="string" calcext:value-type="string">
            <text:p>simpl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omo sapiens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ERASMUS MC</text:p>
          </table:table-cell>
          <table:table-cell office:value-type="string" calcext:value-type="string">
            <text:p>SRA236027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516B722E1344C6B6B9AD1BB7520FC11B</text:p>
          </table:table-cell>
          <table:table-cell office:value-type="string" calcext:value-type="string">
            <text:p>AE721A0DB8B7A13928C1CCB280CC0D7A</text:p>
          </table:table-cell>
        </table:table-row>
        <table:table-row table:style-name="ro1" table:number-rows-repeated="42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8"/>
          <table:table-cell table:number-columns-repeated="60"/>
        </table:table-row>
        <table:table-row table:style-name="ro1" table:number-rows-repeated="28">
          <table:table-cell table:number-columns-repeated="64"/>
        </table:table-row>
        <table:table-row table:style-name="ro1">
          <table:table-cell table:number-columns-repeated="10"/>
          <table:table-cell table:style-name="ce28"/>
          <table:table-cell table:number-columns-repeated="53"/>
        </table:table-row>
        <table:table-row table:style-name="ro1" table:number-rows-repeated="265">
          <table:table-cell table:number-columns-repeated="64"/>
        </table:table-row>
        <table:table-row table:style-name="ro1">
          <table:table-cell table:number-columns-repeated="10"/>
          <table:table-cell table:style-name="ce2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0"/>
          <table:table-cell table:style-name="ce28"/>
          <table:table-cell table:number-columns-repeated="53"/>
        </table:table-row>
        <table:table-row table:style-name="ro1" table:number-rows-repeated="28">
          <table:table-cell table:number-columns-repeated="64"/>
        </table:table-row>
        <table:table-row table:style-name="ro1" table:number-rows-repeated="7">
          <table:table-cell table:number-columns-repeated="20"/>
          <table:table-cell table:style-name="Default" table:number-columns-repeated="2"/>
          <table:table-cell table:number-columns-repeated="42"/>
        </table:table-row>
        <table:table-row table:style-name="ro1" table:number-rows-repeated="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Sheet1_1" table:style-name="ta1">
        <table:table-column table:style-name="co11" table:default-cell-style-name="ce33"/>
        <table:table-column table:style-name="co12" table:default-cell-style-name="ce38"/>
        <table:table-column table:style-name="co9" table:default-cell-style-name="ce43"/>
        <table:table-row table:style-name="ro1">
          <table:table-cell table:style-name="ce31" office:value-type="string" calcext:value-type="string">
            <text:p>category</text:p>
          </table:table-cell>
          <table:table-cell table:style-name="ce36" office:value-type="string" calcext:value-type="string">
            <text:p>general_cell_type</text:p>
          </table:table-cell>
          <table:table-cell table:style-name="ce41" office:value-type="string" calcext:value-type="string">
            <text:p>Count - cell_type</text:p>
          </table:table-cell>
        </table:table-row>
        <table:table-row table:style-name="ro1"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ESC</text:p>
          </table:table-cell>
          <table:table-cell table:style-name="ce42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fetal brai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fetal 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tal liv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etal R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broblas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hepatocy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P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naive ES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naive 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P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4"/>
          <table:table-cell table:style-name="ce39" office:value-type="string" calcext:value-type="string">
            <text:p>spinal cord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1">
          <table:table-cell table:style-name="ce32" office:value-type="string" calcext:value-type="string">
            <text:p>test</text:p>
          </table:table-cell>
          <table:table-cell table:style-name="ce37" office:value-type="string" calcext:value-type="string">
            <text:p>derived cardiomyocyte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dopaminergic neu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rived early hepatocy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endode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foregut endode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hepatic endode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late hepatocy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rived neural progenitor c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rived neural stem ce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derived neuro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derived pancreatic b-like c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rived RP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SC.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SC.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ibroblast.treat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epatocyte-like c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4"/>
          <table:table-cell table:style-name="ce39" office:value-type="string" calcext:value-type="string">
            <text:p>induced neuron</text:p>
          </table:table-cell>
          <table:table-cell table:style-name="ce44" office:value-type="float" office:value="14" calcext:value-type="float">
            <text:p>14</text:p>
          </table:table-cell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0"/>
          <table:table-cell table:style-name="ce45" office:value-type="float" office:value="461" calcext:value-type="float">
            <text:p>461</text:p>
          </table:table-cell>
        </table:table-row>
      </table:table>
      <table:table table:name="CellTransitions" table:style-name="ta1">
        <table:table-column table:style-name="co13" table:default-cell-style-name="Default"/>
        <table:table-column table:style-name="co14" table:default-cell-style-name="ce47"/>
        <table:table-column table:style-name="co15" table:default-cell-style-name="ce47"/>
        <table:table-row table:style-name="ro1">
          <table:table-cell table:style-name="ce46" office:value-type="string" calcext:value-type="string">
            <text:p>StartingCellType</text:p>
          </table:table-cell>
          <table:table-cell table:style-name="ce46" office:value-type="string" calcext:value-type="string">
            <text:p>ExperimentallyDerivedCellType</text:p>
          </table:table-cell>
          <table:table-cell table:style-name="ce46" office:value-type="string" calcext:value-type="string">
            <text:p>TargetCellTyp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table:style-name="Default" office:value-type="string" calcext:value-type="string">
            <text:p>derived RPE</text:p>
          </table:table-cell>
          <table:table-cell table:style-name="Default" office:value-type="string" calcext:value-type="string">
            <text:p>RP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table:style-name="Default" office:value-type="string" calcext:value-type="string">
            <text:p>derived RPE</text:p>
          </table:table-cell>
          <table:table-cell table:style-name="Default" office:value-type="string" calcext:value-type="string">
            <text:p>fetal RP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cardiomyocyte</text:p>
          </table:table-cell>
          <table:table-cell table:style-name="Default" office:value-type="string" calcext:value-type="string">
            <text:p>fetal heart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foregut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hepatic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late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table:style-name="ce28" office:value-type="string" calcext:value-type="string">
            <text:p>derived early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late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hepatocyte-like cell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foregut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hepatic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late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table:style-name="ce28" office:value-type="string" calcext:value-type="string">
            <text:p>derived early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late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hepatocyte-like cell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al progenitor cell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al stem cell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on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dopaminergic neuron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al progenitor cell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al stem cell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neuron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derived dopaminergic neuron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table:style-name="Default" office:value-type="string" calcext:value-type="string">
            <text:p>derived RPE</text:p>
          </table:table-cell>
          <table:table-cell table:style-name="Default" office:value-type="string" calcext:value-type="string">
            <text:p>RP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table:style-name="Default" office:value-type="string" calcext:value-type="string">
            <text:p>derived RPE</text:p>
          </table:table-cell>
          <table:table-cell table:style-name="Default" office:value-type="string" calcext:value-type="string">
            <text:p>fetal RP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cardiomyocyte</text:p>
          </table:table-cell>
          <table:table-cell table:style-name="Default" office:value-type="string" calcext:value-type="string">
            <text:p>fetal heart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foregut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hepatic endoderm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late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table:style-name="ce28" office:value-type="string" calcext:value-type="string">
            <text:p>derived early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late hepatocyte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hepatocyte-like cell</text:p>
          </table:table-cell>
          <table:table-cell table:style-name="ce38" office:value-type="string" calcext:value-type="string">
            <text:p>fetal liver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foregut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hepatic endoderm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late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table:style-name="ce28" office:value-type="string" calcext:value-type="string">
            <text:p>derived early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late hepatocyte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hepatocyte-like cell</text:p>
          </table:table-cell>
          <table:table-cell office:value-type="string" calcext:value-type="string">
            <text:p>hepatocyte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al progenitor cell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al stem cell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on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dopaminergic neuron</text:p>
          </table:table-cell>
          <table:table-cell office:value-type="string" calcext:value-type="string">
            <text:p>spinal cord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al progenitor cell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al stem cell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neuron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derived dopaminergic neuron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table:style-name="Default" office:value-type="string" calcext:value-type="string">
            <text:p>iPS-FIB</text:p>
          </table:table-cell>
          <table:table-cell table:style-name="Default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induced neuron</text:p>
          </table:table-cell>
          <table:table-cell office:value-type="string" calcext:value-type="string">
            <text:p>fetal brain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induced neuron</text:p>
          </table:table-cell>
          <table:table-cell office:value-type="string" calcext:value-type="string">
            <text:p>spinal cord</text:p>
          </table:table-cell>
        </table:table-row>
      </table:table>
      <table:table table:name="readme" table:style-name="ta1">
        <table:table-column table:style-name="co16" table:default-cell-style-name="Default"/>
        <table:table-column table:style-name="co17" table:number-columns-repeated="2" table:default-cell-style-name="ce52"/>
        <table:table-column table:style-name="co13" table:default-cell-style-name="ce52"/>
        <table:table-row table:style-name="ro1">
          <table:table-cell table:style-name="ce48" office:value-type="string" calcext:value-type="string">
            <text:p>_2020-03-11</text:p>
          </table:table-cell>
          <table:table-cell table:style-name="ce51"/>
          <table:table-cell table:number-columns-repeated="2"/>
        </table:table-row>
        <table:table-row table:style-name="ro1">
          <table:table-cell office:value-type="string" calcext:value-type="string">
            <text:p>o cell type li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9" office:value-type="string" calcext:value-type="string">
            <text:p>standards</text:p>
          </table:table-cell>
          <table:table-cell table:style-name="ce53" office:value-type="string" calcext:value-type="string">
            <text:p>standards numbers</text:p>
          </table:table-cell>
          <table:table-cell table:style-name="ce53" office:value-type="string" calcext:value-type="string">
            <text:p>test</text:p>
          </table:table-cell>
          <table:table-cell table:style-name="ce53" office:value-type="string" calcext:value-type="string">
            <text:p>test numbers</text:p>
          </table:table-cell>
        </table:table-row>
        <table:table-row table:style-name="ro1">
          <table:table-cell table:style-name="ce50" office:value-type="string" calcext:value-type="string">
            <text:p>ESC</text:p>
          </table:table-cell>
          <table:table-cell table:style-name="ce54" office:value-type="float" office:value="39" calcext:value-type="float">
            <text:p>39</text:p>
          </table:table-cell>
          <table:table-cell table:number-columns-repeated="2" table:style-name="ce54" office:value-type="string" calcext:value-type="string">
            <text:p>NA</text:p>
          </table:table-cell>
        </table:table-row>
        <table:table-row table:style-name="ro1">
          <table:table-cell table:style-name="ce50" office:value-type="string" calcext:value-type="string">
            <text:p>RPE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derived RPE</text:p>
          </table:table-cell>
          <table:table-cell table:style-name="ce54" office:value-type="float" office:value="11" calcext:value-type="float">
            <text:p>11</text:p>
          </table:table-cell>
        </table:table-row>
        <table:table-row table:style-name="ro1">
          <table:table-cell table:style-name="ce50" office:value-type="string" calcext:value-type="string">
            <text:p>neurons</text:p>
          </table:table-cell>
          <table:table-cell table:style-name="ce54"/>
          <table:table-cell table:style-name="ce54" office:value-type="string" calcext:value-type="string">
            <text:p>derived neurons</text:p>
          </table:table-cell>
          <table:table-cell table:style-name="ce54" office:value-type="float" office:value="13" calcext:value-type="float">
            <text:p>13</text:p>
          </table:table-cell>
        </table:table-row>
        <table:table-row table:style-name="ro1">
          <table:table-cell table:style-name="ce50" office:value-type="string" calcext:value-type="string">
            <text:p>spinal cord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derived neural progenitor cell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table:style-name="ce50"/>
          <table:table-cell table:style-name="ce54"/>
          <table:table-cell table:style-name="ce54" office:value-type="string" calcext:value-type="string">
            <text:p>derived dopaminergic neuron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table:style-name="ce50" office:value-type="string" calcext:value-type="string">
            <text:p>fetal heart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derived cardiomyocytes</text:p>
          </table:table-cell>
          <table:table-cell table:style-name="ce54" office:value-type="float" office:value="2" calcext:value-type="float">
            <text:p>2</text:p>
          </table:table-cell>
        </table:table-row>
        <table:table-row table:style-name="ro1">
          <table:table-cell table:style-name="ce50"/>
          <table:table-cell table:style-name="ce54" table:number-columns-repeated="3"/>
        </table:table-row>
        <table:table-row table:style-name="ro1">
          <table:table-cell table:style-name="ce50" office:value-type="string" calcext:value-type="string">
            <text:p>hepatocytes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hepatocyte-like cells</text:p>
          </table:table-cell>
          <table:table-cell table:style-name="ce54" office:value-type="float" office:value="2" calcext:value-type="float">
            <text:p>2</text:p>
          </table:table-cell>
        </table:table-row>
        <table:table-row table:style-name="ro1" table:number-rows-repeated="5">
          <table:table-cell table:style-name="ce50"/>
          <table:table-cell table:style-name="ce54"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# How to look for dataset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1. grep a te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p brain 2020-02-15_hsapiens_metadata.tsv &gt; temp.tsv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2. add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at header.tsv temp.tsv &gt; temp2.tsv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 3. open the temp2.tsv file in excel and manually scan for good samp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arch terms</text:p>
          </table:table-cell>
          <table:table-cell office:value-type="string" calcext:value-type="string">
            <text:p>l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b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ripo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tr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o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bry</text:p>
          </table:table-cell>
          <table:table-cell table:number-columns-repeated="2"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ublication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8" office:value-type="string" calcext:value-type="string">
            <text:p>SRP_Accession</text:p>
          </table:table-cell>
          <table:table-cell table:style-name="ce48" office:value-type="string" calcext:value-type="string">
            <text:p>PMID</text:p>
          </table:table-cell>
          <table:table-cell office:value-type="string" calcext:value-type="string">
            <text:p>Bioproject</text:p>
          </table:table-cell>
        </table:table-row>
        <table:table-row table:style-name="ro1">
          <table:table-cell office:value-type="string" calcext:value-type="string">
            <text:p>SRP057660</text:p>
          </table:table-cell>
          <table:table-cell table:style-name="ce28" office:value-type="float" office:value="26290535" calcext:value-type="float">
            <text:p>26290535</text:p>
          </table:table-cell>
          <table:table-cell/>
        </table:table-row>
        <table:table-row table:style-name="ro1">
          <table:table-cell table:style-name="ce28" office:value-type="string" calcext:value-type="string">
            <text:p>SRP155759</text:p>
          </table:table-cell>
          <table:table-cell office:value-type="float" office:value="30239706" calcext:value-type="float">
            <text:p>30239706</text:p>
          </table:table-cell>
          <table:table-cell office:value-type="string" calcext:value-type="string">
            <text:p>PRJNA482926</text:p>
          </table:table-cell>
        </table:table-row>
        <table:table-row table:style-name="ro1">
          <table:table-cell office:value-type="string" calcext:value-type="string">
            <text:p>SRP110135</text:p>
          </table:table-cell>
          <table:table-cell office:value-type="float" office:value="28837677" calcext:value-type="float">
            <text:p>28837677</text:p>
          </table:table-cell>
          <table:table-cell office:value-type="string" calcext:value-type="string">
            <text:p>PRJNA391430</text:p>
          </table:table-cell>
        </table:table-row>
      </table:table>
      <table:named-expressions/>
      <table:database-ranges>
        <table:database-range table:name="__Anonymous_Sheet_DB__0" table:target-range-address="Samples.A1:Samples.BL422" table:orientation="column"/>
      </table:database-ranges>
      <table:data-pilot-tables>
        <table:data-pilot-table table:name="DataPilot1" table:application-data="" table:target-range-address="'Pivot Table_Sheet1_1'.A1:'Pivot Table_Sheet1_1'.C31" table:buttons="'Pivot Table_Sheet1_1'.A1 'Pivot Table_Sheet1_1'.B1" table:show-filter-button="false" table:drill-down-on-double-click="false">
          <table:source-cell-range table:cell-range-address="Samples.B1:Samples.P4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standard" table:display="true" table:show-details="true"/>
                <table:data-pilot-member table:name="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eral_cell_type" table:orientation="row" table:used-hierarchy="0" table:function="auto">
            <table:data-pilot-level table:show-empty="false" calcext:repeat-item-labels="false">
              <table:data-pilot-members>
                <table:data-pilot-member table:name="derived early hepatocyte" table:display="true" table:show-details="true"/>
                <table:data-pilot-member table:name="derived endoderm" table:display="true" table:show-details="true"/>
                <table:data-pilot-member table:name="derived foregut endoderm" table:display="true" table:show-details="true"/>
                <table:data-pilot-member table:name="derived hepatic endoderm" table:display="true" table:show-details="true"/>
                <table:data-pilot-member table:name="derived late hepatocyte" table:display="true" table:show-details="true"/>
                <table:data-pilot-member table:name="derived neural progenitor cell" table:display="true" table:show-details="true"/>
                <table:data-pilot-member table:name="derived RPE" table:display="true" table:show-details="true"/>
                <table:data-pilot-member table:name="ESC" table:display="true" table:show-details="true"/>
                <table:data-pilot-member table:name="ESC.d" table:display="true" table:show-details="true"/>
                <table:data-pilot-member table:name="ESC.t" table:display="true" table:show-details="true"/>
                <table:data-pilot-member table:name="fetal brain" table:display="true" table:show-details="true"/>
                <table:data-pilot-member table:name="fetal heart" table:display="true" table:show-details="true"/>
                <table:data-pilot-member table:name="fetal RPE" table:display="true" table:show-details="true"/>
                <table:data-pilot-member table:name="fibroblast" table:display="true" table:show-details="true"/>
                <table:data-pilot-member table:name="fibroblast.treated" table:display="true" table:show-details="true"/>
                <table:data-pilot-member table:name="induced neuron" table:display="true" table:show-details="true"/>
                <table:data-pilot-member table:name="IPS" table:display="true" table:show-details="true"/>
                <table:data-pilot-member table:name="naive ESC" table:display="true" table:show-details="true"/>
                <table:data-pilot-member table:name="naive IPS" table:display="true" table:show-details="true"/>
                <table:data-pilot-member table:name="RPE" table:display="true" table:show-details="true"/>
                <table:data-pilot-member table:name="spinal co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ell_type" table:orientation="data" table:used-hierarchy="0" table:function="count">
            <table:data-pilot-level table:show-empty="false" calcext:repeat-item-labels="false">
              <table:data-pilot-members>
                <table:data-pilot-member table:name="derived cardiomyocytes" table:display="true" table:show-details="true"/>
                <table:data-pilot-member table:name="derived dopaminergic neurons" table:display="true" table:show-details="true"/>
                <table:data-pilot-member table:name="derived early hepatocyte" table:display="true" table:show-details="true"/>
                <table:data-pilot-member table:name="derived endoderm" table:display="true" table:show-details="true"/>
                <table:data-pilot-member table:name="derived foregut endoderm" table:display="true" table:show-details="true"/>
                <table:data-pilot-member table:name="derived hepatic endoderm" table:display="true" table:show-details="true"/>
                <table:data-pilot-member table:name="derived late hepatocyte" table:display="true" table:show-details="true"/>
                <table:data-pilot-member table:name="derived neural progenitor cell" table:display="true" table:show-details="true"/>
                <table:data-pilot-member table:name="derived neural stem cells" table:display="true" table:show-details="true"/>
                <table:data-pilot-member table:name="derived neurons" table:display="true" table:show-details="true"/>
                <table:data-pilot-member table:name="derived pancreatic b-like cells" table:display="true" table:show-details="true"/>
                <table:data-pilot-member table:name="derived RPE" table:display="true" table:show-details="true"/>
                <table:data-pilot-member table:name="ESC" table:display="true" table:show-details="true"/>
                <table:data-pilot-member table:name="fetal brain" table:display="true" table:show-details="true"/>
                <table:data-pilot-member table:name="fetal forebrain" table:display="true" table:show-details="true"/>
                <table:data-pilot-member table:name="fetal heart" table:display="true" table:show-details="true"/>
                <table:data-pilot-member table:name="fetal hepatocyte" table:display="true" table:show-details="true"/>
                <table:data-pilot-member table:name="fetal hindbrain" table:display="true" table:show-details="true"/>
                <table:data-pilot-member table:name="fetal liver" table:display="true" table:show-details="true"/>
                <table:data-pilot-member table:name="fetal midbrain" table:display="true" table:show-details="true"/>
                <table:data-pilot-member table:name="fetal RPE" table:display="true" table:show-details="true"/>
                <table:data-pilot-member table:name="fibroblast" table:display="true" table:show-details="true"/>
                <table:data-pilot-member table:name="hepatocyte-like cells" table:display="true" table:show-details="true"/>
                <table:data-pilot-member table:name="induced neuron" table:display="true" table:show-details="true"/>
                <table:data-pilot-member table:name="IPS" table:display="true" table:show-details="true"/>
                <table:data-pilot-member table:name="naive ESC" table:display="true" table:show-details="true"/>
                <table:data-pilot-member table:name="naive IPS" table:display="true" table:show-details="true"/>
                <table:data-pilot-member table:name="primary hepatocytes" table:display="true" table:show-details="true"/>
                <table:data-pilot-member table:name="RPE" table:display="true" table:show-details="true"/>
                <table:data-pilot-member table:name="spinal co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4:03:46.01769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 Mah</meta:initial-creator>
    <meta:creation-date>2020-03-11T12:49:07.833165739</meta:creation-date>
    <dc:date>2020-06-08T04:03:58.090229466</dc:date>
    <meta:editing-duration>PT9H34M54S</meta:editing-duration>
    <meta:editing-cycles>41</meta:editing-cycles>
    <meta:generator>LibreOffice/6.3.5.2$Linux_X86_64 LibreOffice_project/30$Build-2</meta:generator>
    <meta:document-statistic meta:table-count="5" meta:cell-count="404" meta:object-count="0"/>
  </office:meta>
</office:document-meta>
</file>